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14M51.000S" table:style-name="ce9">
            <text:p>10:14:51</text:p>
          </table:table-cell>
          <table:table-cell office:value-type="string" table:style-name="ce12">
            <text:p>Last</text:p>
          </table:table-cell>
          <table:table-cell office:value-type="time" office:time-value="PT10H16M51.000S" table:style-name="ce9">
            <text:p>10:16:5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7.88" table:style-name="ce13">
            <text:p>1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5.679999999999993" table:style-name="ce14">
            <text:p>55.7</text:p>
          </table:table-cell>
          <table:table-cell office:value-type="float" office:value="9.5" table:style-name="ce14">
            <text:p>9.5</text:p>
          </table:table-cell>
          <table:table-cell office:value-type="float" office:value="1.4999999999999998" table:style-name="ce14">
            <text:p>1.5</text:p>
          </table:table-cell>
          <table:table-cell office:value-type="float" office:value="33.32" table:style-name="ce14">
            <text:p>33.3</text:p>
          </table:table-cell>
          <table:table-cell office:value-type="float" office:value="65.179999999999993" table:style-name="ce14">
            <text:p>65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8.799999999999997" table:style-name="ce13">
            <text:p>39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7.2" table:style-name="ce14">
            <text:p>77.2</text:p>
          </table:table-cell>
          <table:table-cell office:value-type="float" office:value="14.8" table:style-name="ce14">
            <text:p>14.8</text:p>
          </table:table-cell>
          <table:table-cell office:value-type="float" office:value="6.8" table:style-name="ce14">
            <text:p>6.8</text:p>
          </table:table-cell>
          <table:table-cell office:value-type="float" office:value="91.4" table:style-name="ce14">
            <text:p>91.4</text:p>
          </table:table-cell>
          <table:table-cell office:value-type="float" office:value="87.5" table:style-name="ce14">
            <text:p>87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130H14M51.000S" table:style-name="ce9">
            <text:p>10:14:5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864942528735635" table:style-name="ce14">
            <text:p>1.4</text:p>
          </table:table-cell>
          <table:table-cell office:value-type="float" office:value="1.5578947368421054" table:style-name="ce14">
            <text:p>1.6</text:p>
          </table:table-cell>
          <table:table-cell office:value-type="float" office:value="4.5333333333333341" table:style-name="ce14">
            <text:p>4.5</text:p>
          </table:table-cell>
          <table:table-cell office:value-type="float" office:value="2.7430972388955586" table:style-name="ce14">
            <text:p>2.7</text:p>
          </table:table-cell>
          <table:table-cell office:value-type="float" office:value="1.3424363301626268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1.321999999999989" table:style-name="ce13">
            <text:p>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3.78800000000001" table:style-name="ce13">
            <text:p>13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53309713875683906" table:style-name="ce14">
            <text:p>0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06T00:00:00" table:style-name="ce5">
            <text:p>06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14.490S" table:style-name="ce6">
            <text:p>00:10: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3.5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0543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5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43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707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3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380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26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3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340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3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380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3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0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97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5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0126 0 5196 542791 6368 0 174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243 0 1416 133976 1544 0 7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727 0 1978 133764 2324 0 41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413 0 691 139446 1327 0 19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0742 0 1110 135604 1172 0 4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90704 53 360 0 0 0 0 2 0 1 0 0 0 207 0 14398 69 0 0 0 0 0 0 0 22 0 0 0 0 0 0 0 0 4152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458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686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799765 0 225224 13613 3273628 14438 0 357 81702 83 190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84277756 3257243 <text:s text:c="3"/>0 <text:s text:c="3"/>0 <text:s text:c="3"/>0 <text:s text:c="4"/>0 <text:s text:c="9"/>0 <text:s text:c="8"/>0 2184277756 325724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678879 <text:s text:c="2"/>19841 <text:s text:c="3"/>0 <text:s text:c="3"/>0 <text:s text:c="3"/>0 <text:s text:c="4"/>0 <text:s text:c="9"/>0 <text:s text:c="8"/>0 39428832 <text:s text:c="2"/>3011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815 10315 716446 237688 2578 102344 842208 1342136 0 71808 1580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713 10284 715394 237196 2578 102344 842208 1342136 0 71700 1579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304 0 0 0 0 0 304 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11 104088 21 16 5 54 15 48 20 0 1 0 4 2932736 399 4294967295 12636160 12735996 0 0 0 0 0 4096 536946211 4294967295 0 0 0 3 0 0 17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984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011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678879 (2.6 MB) <text:s/>TX bytes:39428832 (39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5724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5724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84277756 (2.1 GB) <text:s/>TX bytes:2184277756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6.8" table:style-name="ce1">
            <text:p>6.8</text:p>
          </table:table-cell>
          <table:table-cell office:value-type="float" office:value="91.4" table:style-name="ce1">
            <text:p>91.4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9.1" table:style-name="ce1">
            <text:p>9.1</text:p>
          </table:table-cell>
          <table:table-cell office:value-type="float" office:value="0.5" table:style-name="ce1">
            <text:p>0.5</text:p>
          </table:table-cell>
          <table:table-cell office:value-type="float" office:value="25.8" table:style-name="ce1">
            <text:p>25.8</text:p>
          </table:table-cell>
          <table:table-cell office:value-type="float" office:value="73.699999999999989" table:style-name="ce1">
            <text:p>7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77.2" table:style-name="ce1">
            <text:p>77.2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87.5" table:style-name="ce1">
            <text:p>87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8.3" table:style-name="ce1">
            <text:p>68.3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83.1" table:style-name="ce1">
            <text:p>8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7" table:style-name="ce1">
            <text:p>67</text:p>
          </table:table-cell>
          <table:table-cell office:value-type="float" office:value="12.9" table:style-name="ce1">
            <text:p>12.9</text:p>
          </table:table-cell>
          <table:table-cell office:value-type="float" office:value="0.1" table:style-name="ce1">
            <text:p>0.1</text:p>
          </table:table-cell>
          <table:table-cell office:value-type="float" office:value="20" table:style-name="ce1">
            <text:p>20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79999999999993" table:style-name="ce1">
            <text:p>55.68</text:p>
          </table:table-cell>
          <table:table-cell office:value-type="float" office:value="9.5" table:style-name="ce1">
            <text:p>9.5</text:p>
          </table:table-cell>
          <table:table-cell office:value-type="float" office:value="1.4999999999999998" table:style-name="ce1">
            <text:p>1.5</text:p>
          </table:table-cell>
          <table:table-cell office:value-type="float" office:value="33.32" table:style-name="ce1">
            <text:p>33.32</text:p>
          </table:table-cell>
          <table:table-cell office:value-type="float" office:value="65.179999999999993" table:style-name="ce1">
            <text:p>65.18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5.179999999999993" table:style-name="ce11">
            <text:p>55.2</text:p>
          </table:table-cell>
          <table:table-cell office:value-type="float" office:value="10.16" table:style-name="ce11">
            <text:p>10.2</text:p>
          </table:table-cell>
          <table:table-cell office:value-type="float" office:value="0.42000000000000004" table:style-name="ce11">
            <text:p>0.4</text:p>
          </table:table-cell>
          <table:table-cell office:value-type="float" office:value="34.220000000000006" table:style-name="ce11">
            <text:p>3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7.940000000000012" table:style-name="ce11">
            <text:p>57.9</text:p>
          </table:table-cell>
          <table:table-cell office:value-type="float" office:value="9.02" table:style-name="ce11">
            <text:p>9.0</text:p>
          </table:table-cell>
          <table:table-cell office:value-type="float" office:value="0.38" table:style-name="ce11">
            <text:p>0.4</text:p>
          </table:table-cell>
          <table:table-cell office:value-type="float" office:value="32.619999999999997" table:style-name="ce11">
            <text:p>3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6.379999999999995" table:style-name="ce11">
            <text:p>56.4</text:p>
          </table:table-cell>
          <table:table-cell office:value-type="float" office:value="9.8199999999999985" table:style-name="ce11">
            <text:p>9.8</text:p>
          </table:table-cell>
          <table:table-cell office:value-type="float" office:value="0.26" table:style-name="ce11">
            <text:p>0.3</text:p>
          </table:table-cell>
          <table:table-cell office:value-type="float" office:value="33.540000000000006" table:style-name="ce11">
            <text:p>3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7.38000000000001" table:style-name="ce11">
            <text:p>57.4</text:p>
          </table:table-cell>
          <table:table-cell office:value-type="float" office:value="9.4" table:style-name="ce11">
            <text:p>9.4</text:p>
          </table:table-cell>
          <table:table-cell office:value-type="float" office:value="0.36000000000000004" table:style-name="ce11">
            <text:p>0.4</text:p>
          </table:table-cell>
          <table:table-cell office:value-type="float" office:value="32.9" table:style-name="ce11">
            <text:p>32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2121.1999999999998" table:style-name="ce1">
            <text:p>2121.2</text:p>
          </table:table-cell>
          <table:table-cell office:value-type="float" office:value="116.4" table:style-name="ce1">
            <text:p>116.4</text:p>
          </table:table-cell>
          <table:table-cell office:value-type="float" office:value="38.799999999999997" table:style-name="ce1">
            <text:p>38.8</text:p>
          </table:table-cell>
          <table:table-cell table:number-columns-repeated="16380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241" table:style-name="ce1">
            <text:p>241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9.6" table:style-name="ce1">
            <text:p>9.6</text:p>
          </table:table-cell>
          <table:table-cell office:value-type="float" office:value="1919.8" table:style-name="ce1">
            <text:p>1919.8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0.6" table:style-name="ce1">
            <text:p>0.6</text:p>
          </table:table-cell>
          <table:table-cell office:value-type="float" office:value="1385.8" table:style-name="ce1">
            <text:p>1385.8</text:p>
          </table:table-cell>
          <table:table-cell office:value-type="float" office:value="16.600000000000001" table:style-name="ce1">
            <text:p>16.6</text:p>
          </table:table-cell>
          <table:table-cell table:number-columns-repeated="16380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5" table:style-name="ce1">
            <text:p>5</text:p>
          </table:table-cell>
          <table:table-cell office:value-type="float" office:value="972" table:style-name="ce1">
            <text:p>972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5.4799999999999" table:formula="msoxl:=AVERAGE(B2:B6)" table:style-name="ce8">
            <text:p>475.5</text:p>
          </table:table-cell>
          <table:table-cell office:value-type="float" office:value="891.92000000000007" table:formula="msoxl:=AVERAGE(C2:C6)" table:style-name="ce8">
            <text:p>891.9</text:p>
          </table:table-cell>
          <table:table-cell office:value-type="float" office:value="17.88" table:formula="msoxl:=AVERAGE(D2:D6)" table:style-name="ce8">
            <text:p>17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41.6092403465973" table:formula="msoxl:=IF(B8=0,0,MAX(SUMPRODUCT(B2:B6,B2:B6)/SUM(B2:B6)-B8,0))" table:style-name="ce8">
            <text:p>1441.6</text:p>
          </table:table-cell>
          <table:table-cell office:value-type="float" office:value="581.01703471163319" table:formula="msoxl:=IF(C8=0,0,MAX(SUMPRODUCT(C2:C6,C2:C6)/SUM(C2:C6)-C8,0))" table:style-name="ce8">
            <text:p>581.0</text:p>
          </table:table-cell>
          <table:table-cell office:value-type="float" office:value="6.4059060402684587" table:formula="msoxl:=IF(D8=0,0,MAX(SUMPRODUCT(D2:D6,D2:D6)/SUM(D2:D6)-D8,0))" table:style-name="ce8">
            <text:p>6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4.11075965340251" table:formula="msoxl:=ABS(MAX(B2:B6)-B8-B9)" table:style-name="ce8">
            <text:p>204.1</text:p>
          </table:table-cell>
          <table:table-cell office:value-type="float" office:value="446.86296528836669" table:formula="msoxl:=ABS(MAX(C2:C6)-C8-C9)" table:style-name="ce8">
            <text:p>446.9</text:p>
          </table:table-cell>
          <table:table-cell office:value-type="float" office:value="14.514093959731539" table:formula="msoxl:=ABS(MAX(D2:D6)-D8-D9)" table:style-name="ce8">
            <text:p>14.5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57.7" table:style-name="ce1">
            <text:p>57.7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5.4" table:style-name="ce1">
            <text:p>115.4</text:p>
          </table:table-cell>
          <table:table-cell table:number-columns-repeated="1612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25.8" table:style-name="ce1">
            <text:p>25.8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.6" table:style-name="ce1">
            <text:p>51.6</text:p>
          </table:table-cell>
          <table:table-cell table:number-columns-repeated="1612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2" table:style-name="ce1">
            <text:p>402</text:p>
          </table:table-cell>
          <table:table-cell table:number-columns-repeated="1612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83.5" table:style-name="ce1">
            <text:p>83.5</text:p>
          </table:table-cell>
          <table:table-cell office:value-type="float" office:value="83.5" table:style-name="ce1">
            <text:p>8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7" table:style-name="ce1">
            <text:p>167</text:p>
          </table:table-cell>
          <table:table-cell table:number-columns-repeated="1612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19999999999999" table:style-name="ce1">
            <text:p>154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.02000000000001" table:formula="msoxl:=AVERAGE(B2:B6)" table:style-name="ce8">
            <text:p>89.0</text:p>
          </table:table-cell>
          <table:table-cell office:value-type="float" office:value="89.02000000000001" table:formula="msoxl:=AVERAGE(C2:C6)" table:style-name="ce8">
            <text:p>89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9.743401482812828" table:formula="msoxl:=IF(B8=0,0,MAX(SUMPRODUCT(B2:B6,B2:B6)/SUM(B2:B6)-B8,0))" table:style-name="ce8">
            <text:p>39.7</text:p>
          </table:table-cell>
          <table:table-cell office:value-type="float" office:value="39.743401482812828" table:formula="msoxl:=IF(C8=0,0,MAX(SUMPRODUCT(C2:C6,C2:C6)/SUM(C2:C6)-C8,0))" table:style-name="ce8">
            <text:p>39.7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2.236598517187161" table:formula="msoxl:=ABS(MAX(B2:B6)-B8-B9)" table:style-name="ce8">
            <text:p>72.2</text:p>
          </table:table-cell>
          <table:table-cell office:value-type="float" office:value="72.236598517187161" table:formula="msoxl:=ABS(MAX(C2:C6)-C8-C9)" table:style-name="ce8">
            <text:p>72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8.76340148281284" table:formula="msoxl:=B8+ B9" table:style-name="ce8">
            <text:p>128.8</text:p>
          </table:table-cell>
          <table:table-cell office:value-type="float" office:value="128.76340148281284" table:formula="msoxl:=C8+ C9" table:style-name="ce8">
            <text:p>128.8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21.5" table:style-name="ce1">
            <text:p>21.5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" table:style-name="ce1">
            <text:p>43</text:p>
          </table:table-cell>
          <table:table-cell table:number-columns-repeated="1612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8400000000000007" table:formula="msoxl:=AVERAGE(B2:B6)" table:style-name="ce8">
            <text:p>7.8</text:p>
          </table:table-cell>
          <table:table-cell office:value-type="float" office:value="7.8400000000000007" table:formula="msoxl:=AVERAGE(C2:C6)" table:style-name="ce8">
            <text:p>7.8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0610204081632633" table:formula="msoxl:=IF(B8=0,0,MAX(SUMPRODUCT(B2:B6,B2:B6)/SUM(B2:B6)-B8,0))" table:style-name="ce8">
            <text:p>6.1</text:p>
          </table:table-cell>
          <table:table-cell office:value-type="float" office:value="6.0610204081632633" table:formula="msoxl:=IF(C8=0,0,MAX(SUMPRODUCT(C2:C6,C2:C6)/SUM(C2:C6)-C8,0))" table:style-name="ce8">
            <text:p>6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5989795918367369" table:formula="msoxl:=ABS(MAX(B2:B6)-B8-B9)" table:style-name="ce8">
            <text:p>7.6</text:p>
          </table:table-cell>
          <table:table-cell office:value-type="float" office:value="7.5989795918367369" table:formula="msoxl:=ABS(MAX(C2:C6)-C8-C9)" table:style-name="ce8">
            <text:p>7.6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.901020408163264" table:formula="msoxl:=B8+ B9" table:style-name="ce8">
            <text:p>13.9</text:p>
          </table:table-cell>
          <table:table-cell office:value-type="float" office:value="13.901020408163264" table:formula="msoxl:=C8+ C9" table:style-name="ce8">
            <text:p>13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1060.5999999999999" table:style-name="ce1">
            <text:p>1060.6</text:p>
          </table:table-cell>
          <table:table-cell office:value-type="float" office:value="1060.5999999999999" table:style-name="ce1">
            <text:p>10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21.1999999999998" table:style-name="ce1">
            <text:p>2121.2</text:p>
          </table:table-cell>
          <table:table-cell table:number-columns-repeated="1612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120.5" table:style-name="ce1">
            <text:p>120.5</text:p>
          </table:table-cell>
          <table:table-cell office:value-type="float" office:value="120.5" table:style-name="ce1">
            <text:p>12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1" table:style-name="ce1">
            <text:p>241</text:p>
          </table:table-cell>
          <table:table-cell table:number-columns-repeated="1612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37.73999999999995" table:formula="msoxl:=AVERAGE(B2:B6)" table:style-name="ce8">
            <text:p>237.7</text:p>
          </table:table-cell>
          <table:table-cell office:value-type="float" office:value="237.73999999999995" table:formula="msoxl:=AVERAGE(C2:C6)" table:style-name="ce8">
            <text:p>237.7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20.80462017329864" table:formula="msoxl:=IF(B8=0,0,MAX(SUMPRODUCT(B2:B6,B2:B6)/SUM(B2:B6)-B8,0))" table:style-name="ce8">
            <text:p>720.8</text:p>
          </table:table-cell>
          <table:table-cell office:value-type="float" office:value="720.80462017329864" table:formula="msoxl:=IF(C8=0,0,MAX(SUMPRODUCT(C2:C6,C2:C6)/SUM(C2:C6)-C8,0))" table:style-name="ce8">
            <text:p>720.8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2.05537982670126" table:formula="msoxl:=ABS(MAX(B2:B6)-B8-B9)" table:style-name="ce8">
            <text:p>102.1</text:p>
          </table:table-cell>
          <table:table-cell office:value-type="float" office:value="102.05537982670126" table:formula="msoxl:=ABS(MAX(C2:C6)-C8-C9)" table:style-name="ce8">
            <text:p>102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8.54462017329865" table:formula="msoxl:=B8+ B9" table:style-name="ce8">
            <text:p>958.5</text:p>
          </table:table-cell>
          <table:table-cell office:value-type="float" office:value="958.54462017329865" table:formula="msoxl:=C8+ C9" table:style-name="ce8">
            <text:p>958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58.2" table:style-name="ce1">
            <text:p>58.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6.4" table:style-name="ce1">
            <text:p>116.4</text:p>
          </table:table-cell>
          <table:table-cell table:number-columns-repeated="1612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.599999999999994" table:style-name="ce1">
            <text:p>65.6</text:p>
          </table:table-cell>
          <table:table-cell table:number-columns-repeated="1612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959.9" table:style-name="ce1">
            <text:p>959.9</text:p>
          </table:table-cell>
          <table:table-cell office:value-type="float" office:value="959.9" table:style-name="ce1">
            <text:p>9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19.8" table:style-name="ce1">
            <text:p>1919.8</text:p>
          </table:table-cell>
          <table:table-cell table:number-columns-repeated="1612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92.9" table:style-name="ce1">
            <text:p>692.9</text:p>
          </table:table-cell>
          <table:table-cell office:value-type="float" office:value="692.9" table:style-name="ce1">
            <text:p>69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5.8" table:style-name="ce1">
            <text:p>1385.8</text:p>
          </table:table-cell>
          <table:table-cell table:number-columns-repeated="1612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2" table:style-name="ce1">
            <text:p>97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45.96000000000004" table:formula="msoxl:=AVERAGE(B2:B6)" table:style-name="ce8">
            <text:p>446.0</text:p>
          </table:table-cell>
          <table:table-cell office:value-type="float" office:value="445.96000000000004" table:formula="msoxl:=AVERAGE(C2:C6)" table:style-name="ce8">
            <text:p>446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0.50851735581659" table:formula="msoxl:=IF(B8=0,0,MAX(SUMPRODUCT(B2:B6,B2:B6)/SUM(B2:B6)-B8,0))" table:style-name="ce8">
            <text:p>290.5</text:p>
          </table:table-cell>
          <table:table-cell office:value-type="float" office:value="290.50851735581659" table:formula="msoxl:=IF(C8=0,0,MAX(SUMPRODUCT(C2:C6,C2:C6)/SUM(C2:C6)-C8,0))" table:style-name="ce8">
            <text:p>290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3.43148264418335" table:formula="msoxl:=ABS(MAX(B2:B6)-B8-B9)" table:style-name="ce8">
            <text:p>223.4</text:p>
          </table:table-cell>
          <table:table-cell office:value-type="float" office:value="223.43148264418335" table:formula="msoxl:=ABS(MAX(C2:C6)-C8-C9)" table:style-name="ce8">
            <text:p>223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36.46851735581663" table:formula="msoxl:=B8+ B9" table:style-name="ce8">
            <text:p>736.5</text:p>
          </table:table-cell>
          <table:table-cell office:value-type="float" office:value="736.46851735581663" table:formula="msoxl:=C8+ C9" table:style-name="ce8">
            <text:p>736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799999999999997" table:style-name="ce1">
            <text:p>38.8</text:p>
          </table:table-cell>
          <table:table-cell table:number-columns-repeated="1612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94" table:formula="msoxl:=AVERAGE(B2:B6)" table:style-name="ce8">
            <text:p>8.9</text:p>
          </table:table-cell>
          <table:table-cell office:value-type="float" office:value="8.94" table:formula="msoxl:=AVERAGE(C2:C6)" table:style-name="ce8">
            <text:p>8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2029530201342293" table:formula="msoxl:=IF(B8=0,0,MAX(SUMPRODUCT(B2:B6,B2:B6)/SUM(B2:B6)-B8,0))" table:style-name="ce8">
            <text:p>3.2</text:p>
          </table:table-cell>
          <table:table-cell office:value-type="float" office:value="3.2029530201342293" table:formula="msoxl:=IF(C8=0,0,MAX(SUMPRODUCT(C2:C6,C2:C6)/SUM(C2:C6)-C8,0))" table:style-name="ce8">
            <text:p>3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2570469798657697" table:formula="msoxl:=ABS(MAX(B2:B6)-B8-B9)" table:style-name="ce8">
            <text:p>7.3</text:p>
          </table:table-cell>
          <table:table-cell office:value-type="float" office:value="7.2570469798657697" table:formula="msoxl:=ABS(MAX(C2:C6)-C8-C9)" table:style-name="ce8">
            <text:p>7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.142953020134229" table:formula="msoxl:=B8+ B9" table:style-name="ce8">
            <text:p>12.1</text:p>
          </table:table-cell>
          <table:table-cell office:value-type="float" office:value="12.142953020134229" table:formula="msoxl:=C8+ C9" table:style-name="ce8">
            <text:p>12.1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79999999999993" table:formula="msoxl:=AVERAGE(B2:B6)" table:style-name="ce8">
            <text:p>56.7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8108680312376464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1961891319688078" table:formula="msoxl:=ABS(MAX(B2:B6)-B8-B9)" table:style-name="ce8">
            <text:p>0.1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935.8" table:style-name="ce1">
            <text:p>4935.8</text:p>
          </table:table-cell>
          <table:table-cell office:value-type="float" office:value="4239.2" table:style-name="ce1">
            <text:p>4239.2</text:p>
          </table:table-cell>
          <table:table-cell office:value-type="float" office:value="696.6" table:style-name="ce1">
            <text:p>69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8.4" table:style-name="ce1">
            <text:p>678.4</text:p>
          </table:table-cell>
          <table:table-cell office:value-type="float" office:value="1667.4" table:style-name="ce1">
            <text:p>1667.4</text:p>
          </table:table-cell>
          <table:table-cell office:value-type="float" office:value="-1" table:style-name="ce1">
            <text:p>-1</text:p>
          </table:table-cell>
          <table:table-cell office:value-type="float" office:value="54.6" table:style-name="ce1">
            <text:p>54.6</text:p>
          </table:table-cell>
          <table:table-cell office:value-type="float" office:value="0" table:style-name="ce1">
            <text:p>0</text:p>
          </table:table-cell>
          <table:table-cell office:value-type="float" office:value="413.4" table:style-name="ce1">
            <text:p>413.4</text:p>
          </table:table-cell>
          <table:table-cell table:number-columns-repeated="1636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0.6000000000004" table:style-name="ce1">
            <text:p>4580.6</text:p>
          </table:table-cell>
          <table:table-cell office:value-type="float" office:value="3886.6" table:style-name="ce1">
            <text:p>3886.6</text:p>
          </table:table-cell>
          <table:table-cell office:value-type="float" office:value="694" table:style-name="ce1">
            <text:p>69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4" table:style-name="ce1">
            <text:p>700.4</text:p>
          </table:table-cell>
          <table:table-cell office:value-type="float" office:value="2008.6" table:style-name="ce1">
            <text:p>2008.6</text:p>
          </table:table-cell>
          <table:table-cell office:value-type="float" office:value="-1" table:style-name="ce1">
            <text:p>-1</text:p>
          </table:table-cell>
          <table:table-cell office:value-type="float" office:value="54.9" table:style-name="ce1">
            <text:p>54.9</text:p>
          </table:table-cell>
          <table:table-cell office:value-type="float" office:value="0" table:style-name="ce1">
            <text:p>0</text:p>
          </table:table-cell>
          <table:table-cell office:value-type="float" office:value="426.1" table:style-name="ce1">
            <text:p>426.1</text:p>
          </table:table-cell>
          <table:table-cell table:number-columns-repeated="1636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8.3" table:style-name="ce1">
            <text:p>4468.3</text:p>
          </table:table-cell>
          <table:table-cell office:value-type="float" office:value="3774.9" table:style-name="ce1">
            <text:p>3774.9</text:p>
          </table:table-cell>
          <table:table-cell office:value-type="float" office:value="693.4" table:style-name="ce1">
            <text:p>69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5" table:style-name="ce1">
            <text:p>712.5</text:p>
          </table:table-cell>
          <table:table-cell office:value-type="float" office:value="2119" table:style-name="ce1">
            <text:p>2119</text:p>
          </table:table-cell>
          <table:table-cell office:value-type="float" office:value="-1" table:style-name="ce1">
            <text:p>-1</text:p>
          </table:table-cell>
          <table:table-cell office:value-type="float" office:value="54.9" table:style-name="ce1">
            <text:p>54.9</text:p>
          </table:table-cell>
          <table:table-cell office:value-type="float" office:value="0" table:style-name="ce1">
            <text:p>0</text:p>
          </table:table-cell>
          <table:table-cell office:value-type="float" office:value="427.3" table:style-name="ce1">
            <text:p>427.3</text:p>
          </table:table-cell>
          <table:table-cell table:number-columns-repeated="1636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3.2" table:style-name="ce1">
            <text:p>4393.2</text:p>
          </table:table-cell>
          <table:table-cell office:value-type="float" office:value="3700" table:style-name="ce1">
            <text:p>3700</text:p>
          </table:table-cell>
          <table:table-cell office:value-type="float" office:value="693.3" table:style-name="ce1">
            <text:p>69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2" table:style-name="ce1">
            <text:p>714.2</text:p>
          </table:table-cell>
          <table:table-cell office:value-type="float" office:value="2193.1" table:style-name="ce1">
            <text:p>2193.1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428.3" table:style-name="ce1">
            <text:p>428.3</text:p>
          </table:table-cell>
          <table:table-cell table:number-columns-repeated="1636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7.3" table:style-name="ce1">
            <text:p>4397.3</text:p>
          </table:table-cell>
          <table:table-cell office:value-type="float" office:value="3703.7" table:style-name="ce1">
            <text:p>3703.7</text:p>
          </table:table-cell>
          <table:table-cell office:value-type="float" office:value="693.6" table:style-name="ce1">
            <text:p>69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6.8" table:style-name="ce1">
            <text:p>706.8</text:p>
          </table:table-cell>
          <table:table-cell office:value-type="float" office:value="2189.9" table:style-name="ce1">
            <text:p>2189.9</text:p>
          </table:table-cell>
          <table:table-cell office:value-type="float" office:value="-1" table:style-name="ce1">
            <text:p>-1</text:p>
          </table:table-cell>
          <table:table-cell office:value-type="float" office:value="55.1" table:style-name="ce1">
            <text:p>55.1</text:p>
          </table:table-cell>
          <table:table-cell office:value-type="float" office:value="0" table:style-name="ce1">
            <text:p>0</text:p>
          </table:table-cell>
          <table:table-cell office:value-type="float" office:value="426" table:style-name="ce1">
            <text:p>426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5377.8" table:style-name="ce1">
            <text:p>5377.8</text:p>
          </table:table-cell>
          <table:table-cell office:value-type="float" office:value="29.2" table:style-name="ce1">
            <text:p>29.2</text:p>
          </table:table-cell>
          <table:table-cell office:value-type="float" office:value="5377.8" table:style-name="ce1">
            <text:p>5377.8</text:p>
          </table:table-cell>
          <table:table-cell office:value-type="float" office:value="605" table:style-name="ce1">
            <text:p>605</text:p>
          </table:table-cell>
          <table:table-cell office:value-type="float" office:value="10755.6" table:style-name="ce1">
            <text:p>10755.6</text:p>
          </table:table-cell>
          <table:table-cell office:value-type="float" office:value="634.20000000000005" table:style-name="ce1">
            <text:p>634.2</text:p>
          </table:table-cell>
          <table:table-cell office:value-type="float" office:value="5407" table:style-name="ce1">
            <text:p>5407</text:p>
          </table:table-cell>
          <table:table-cell office:value-type="float" office:value="-5982.8" table:style-name="ce1">
            <text:p>-5982.8</text:p>
          </table:table-cell>
          <table:table-cell table:number-columns-repeated="16375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5109.6000000000004" table:style-name="ce1">
            <text:p>5109.6</text:p>
          </table:table-cell>
          <table:table-cell office:value-type="float" office:value="21" table:style-name="ce1">
            <text:p>21</text:p>
          </table:table-cell>
          <table:table-cell office:value-type="float" office:value="5109.6000000000004" table:style-name="ce1">
            <text:p>5109.6</text:p>
          </table:table-cell>
          <table:table-cell office:value-type="float" office:value="568.20000000000005" table:style-name="ce1">
            <text:p>568.2</text:p>
          </table:table-cell>
          <table:table-cell office:value-type="float" office:value="10219.200000000001" table:style-name="ce1">
            <text:p>10219.2</text:p>
          </table:table-cell>
          <table:table-cell office:value-type="float" office:value="589.20000000000005" table:style-name="ce1">
            <text:p>589.2</text:p>
          </table:table-cell>
          <table:table-cell office:value-type="float" office:value="5130.6000000000004" table:style-name="ce1">
            <text:p>5130.6</text:p>
          </table:table-cell>
          <table:table-cell office:value-type="float" office:value="-5677.8" table:style-name="ce1">
            <text:p>-5677.8</text:p>
          </table:table-cell>
          <table:table-cell table:number-columns-repeated="16375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5446.1" table:style-name="ce1">
            <text:p>5446.1</text:p>
          </table:table-cell>
          <table:table-cell office:value-type="float" office:value="24.4" table:style-name="ce1">
            <text:p>24.4</text:p>
          </table:table-cell>
          <table:table-cell office:value-type="float" office:value="5446.1" table:style-name="ce1">
            <text:p>5446.1</text:p>
          </table:table-cell>
          <table:table-cell office:value-type="float" office:value="637.1" table:style-name="ce1">
            <text:p>637.1</text:p>
          </table:table-cell>
          <table:table-cell office:value-type="float" office:value="10892.2" table:style-name="ce1">
            <text:p>10892.2</text:p>
          </table:table-cell>
          <table:table-cell office:value-type="float" office:value="661.5" table:style-name="ce1">
            <text:p>661.5</text:p>
          </table:table-cell>
          <table:table-cell office:value-type="float" office:value="5470.5" table:style-name="ce1">
            <text:p>5470.5</text:p>
          </table:table-cell>
          <table:table-cell office:value-type="float" office:value="-6083.2000000000007" table:style-name="ce1">
            <text:p>-6083.2</text:p>
          </table:table-cell>
          <table:table-cell table:number-columns-repeated="16375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7185" table:style-name="ce1">
            <text:p>7185</text:p>
          </table:table-cell>
          <table:table-cell office:value-type="float" office:value="26.3" table:style-name="ce1">
            <text:p>26.3</text:p>
          </table:table-cell>
          <table:table-cell office:value-type="float" office:value="7185" table:style-name="ce1">
            <text:p>7185</text:p>
          </table:table-cell>
          <table:table-cell office:value-type="float" office:value="548.6" table:style-name="ce1">
            <text:p>548.6</text:p>
          </table:table-cell>
          <table:table-cell office:value-type="float" office:value="14370" table:style-name="ce1">
            <text:p>14370</text:p>
          </table:table-cell>
          <table:table-cell office:value-type="float" office:value="574.9" table:style-name="ce1">
            <text:p>574.9</text:p>
          </table:table-cell>
          <table:table-cell office:value-type="float" office:value="7211.3" table:style-name="ce1">
            <text:p>7211.3</text:p>
          </table:table-cell>
          <table:table-cell office:value-type="float" office:value="-7733.6" table:style-name="ce1">
            <text:p>-7733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623.7" table:formula="msoxl:=AVERAGE(B2:B6)" table:style-name="ce8">
            <text:p>4623.7</text:p>
          </table:table-cell>
          <table:table-cell office:value-type="float" office:value="20.32" table:formula="msoxl:=AVERAGE(C2:C6)" table:style-name="ce8">
            <text:p>20.3</text:p>
          </table:table-cell>
          <table:table-cell office:value-type="float" office:value="4623.7" table:formula="msoxl:=AVERAGE(D2:D6)" table:style-name="ce8">
            <text:p>4623.7</text:p>
          </table:table-cell>
          <table:table-cell office:value-type="float" office:value="471.8" table:formula="msoxl:=AVERAGE(E2:E6)" table:style-name="ce8">
            <text:p>471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72.5724748577986" table:formula="msoxl:=IF(B8=0,0,MAX(SUMPRODUCT(B2:B6,B2:B6)/SUM(B2:B6)-B8,0))" table:style-name="ce8">
            <text:p>1272.6</text:p>
          </table:table-cell>
          <table:table-cell office:value-type="float" office:value="5.0853149606299262" table:formula="msoxl:=IF(C8=0,0,MAX(SUMPRODUCT(C2:C6,C2:C6)/SUM(C2:C6)-C8,0))" table:style-name="ce8">
            <text:p>5.1</text:p>
          </table:table-cell>
          <table:table-cell office:value-type="float" office:value="1272.5724748577986" table:formula="msoxl:=IF(D8=0,0,MAX(SUMPRODUCT(D2:D6,D2:D6)/SUM(D2:D6)-D8,0))" table:style-name="ce8">
            <text:p>1272.6</text:p>
          </table:table-cell>
          <table:table-cell office:value-type="float" office:value="119.86367952522261" table:formula="msoxl:=IF(E8=0,0,MAX(SUMPRODUCT(E2:E6,E2:E6)/SUM(E2:E6)-E8,0))" table:style-name="ce8">
            <text:p>119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88.7275251422016" table:formula="msoxl:=ABS(MAX(B2:B6)-B8-B9)" table:style-name="ce8">
            <text:p>1288.7</text:p>
          </table:table-cell>
          <table:table-cell office:value-type="float" office:value="3.7946850393700728" table:formula="msoxl:=ABS(MAX(C2:C6)-C8-C9)" table:style-name="ce8">
            <text:p>3.8</text:p>
          </table:table-cell>
          <table:table-cell office:value-type="float" office:value="1288.7275251422016" table:formula="msoxl:=ABS(MAX(D2:D6)-D8-D9)" table:style-name="ce8">
            <text:p>1288.7</text:p>
          </table:table-cell>
          <table:table-cell office:value-type="float" office:value="45.436320474777403" table:formula="msoxl:=ABS(MAX(E2:E6)-E8-E9)" table:style-name="ce8">
            <text:p>45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18529.599999999999" table:style-name="ce1">
            <text:p>18529.6</text:p>
          </table:table-cell>
          <table:table-cell office:value-type="float" office:value="231.4" table:style-name="ce1">
            <text:p>231.4</text:p>
          </table:table-cell>
          <table:table-cell office:value-type="float" office:value="18529.599999999999" table:style-name="ce1">
            <text:p>18529.6</text:p>
          </table:table-cell>
          <table:table-cell office:value-type="float" office:value="489.6" table:style-name="ce1">
            <text:p>489.6</text:p>
          </table:table-cell>
          <table:table-cell table:number-columns-repeated="16379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17945.8" table:style-name="ce1">
            <text:p>17945.8</text:p>
          </table:table-cell>
          <table:table-cell office:value-type="float" office:value="203.9" table:style-name="ce1">
            <text:p>203.9</text:p>
          </table:table-cell>
          <table:table-cell office:value-type="float" office:value="17945.8" table:style-name="ce1">
            <text:p>17945.8</text:p>
          </table:table-cell>
          <table:table-cell office:value-type="float" office:value="437.7" table:style-name="ce1">
            <text:p>437.7</text:p>
          </table:table-cell>
          <table:table-cell table:number-columns-repeated="16379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19502.5" table:style-name="ce1">
            <text:p>19502.5</text:p>
          </table:table-cell>
          <table:table-cell office:value-type="float" office:value="215.9" table:style-name="ce1">
            <text:p>215.9</text:p>
          </table:table-cell>
          <table:table-cell office:value-type="float" office:value="19502.5" table:style-name="ce1">
            <text:p>19502.5</text:p>
          </table:table-cell>
          <table:table-cell office:value-type="float" office:value="492" table:style-name="ce1">
            <text:p>492</text:p>
          </table:table-cell>
          <table:table-cell table:number-columns-repeated="16379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25086.3" table:style-name="ce1">
            <text:p>25086.3</text:p>
          </table:table-cell>
          <table:table-cell office:value-type="float" office:value="199.7" table:style-name="ce1">
            <text:p>199.7</text:p>
          </table:table-cell>
          <table:table-cell office:value-type="float" office:value="25086.3" table:style-name="ce1">
            <text:p>25086.3</text:p>
          </table:table-cell>
          <table:table-cell office:value-type="float" office:value="433.6" table:style-name="ce1">
            <text:p>433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212.84" table:formula="msoxl:=AVERAGE(B2:B6)" table:style-name="ce8">
            <text:p>16212.8</text:p>
          </table:table-cell>
          <table:table-cell office:value-type="float" office:value="171.56" table:formula="msoxl:=AVERAGE(C2:C6)" table:style-name="ce8">
            <text:p>171.6</text:p>
          </table:table-cell>
          <table:table-cell office:value-type="float" office:value="16212.84" table:formula="msoxl:=AVERAGE(D2:D6)" table:style-name="ce8">
            <text:p>16212.8</text:p>
          </table:table-cell>
          <table:table-cell office:value-type="float" office:value="370.71999999999997" table:formula="msoxl:=AVERAGE(E2:E6)" table:style-name="ce8">
            <text:p>37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450.6312701784482" table:formula="msoxl:=IF(B8=0,0,MAX(SUMPRODUCT(B2:B6,B2:B6)/SUM(B2:B6)-B8,0))" table:style-name="ce8">
            <text:p>4450.6</text:p>
          </table:table-cell>
          <table:table-cell office:value-type="float" office:value="40.216264863604579" table:formula="msoxl:=IF(C8=0,0,MAX(SUMPRODUCT(C2:C6,C2:C6)/SUM(C2:C6)-C8,0))" table:style-name="ce8">
            <text:p>40.2</text:p>
          </table:table-cell>
          <table:table-cell office:value-type="float" office:value="4450.6312701784482" table:formula="msoxl:=IF(D8=0,0,MAX(SUMPRODUCT(D2:D6,D2:D6)/SUM(D2:D6)-D8,0))" table:style-name="ce8">
            <text:p>4450.6</text:p>
          </table:table-cell>
          <table:table-cell office:value-type="float" office:value="93.977291756581792" table:formula="msoxl:=IF(E8=0,0,MAX(SUMPRODUCT(E2:E6,E2:E6)/SUM(E2:E6)-E8,0))" table:style-name="ce8">
            <text:p>94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422.828729821551" table:formula="msoxl:=ABS(MAX(B2:B6)-B8-B9)" table:style-name="ce8">
            <text:p>4422.8</text:p>
          </table:table-cell>
          <table:table-cell office:value-type="float" office:value="19.623735136395425" table:formula="msoxl:=ABS(MAX(C2:C6)-C8-C9)" table:style-name="ce8">
            <text:p>19.6</text:p>
          </table:table-cell>
          <table:table-cell office:value-type="float" office:value="4422.828729821551" table:formula="msoxl:=ABS(MAX(D2:D6)-D8-D9)" table:style-name="ce8">
            <text:p>4422.8</text:p>
          </table:table-cell>
          <table:table-cell office:value-type="float" office:value="27.302708243418238" table:formula="msoxl:=ABS(MAX(E2:E6)-E8-E9)" table:style-name="ce8">
            <text:p>27.3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1871.3" table:style-name="ce1">
            <text:p>2187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21267.599999999999" table:style-name="ce1">
            <text:p>2126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.6" table:style-name="ce1">
            <text:p>1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22435.4" table:style-name="ce1">
            <text:p>2243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6460.2" table:style-name="ce1">
            <text:p>2646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2" table:style-name="ce1">
            <text:p>7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4" table:style-name="ce1">
            <text:p>424</text:p>
          </table:table-cell>
          <table:table-cell office:value-type="float" office:value="-1" table:style-name="ce1">
            <text:p>-1</text:p>
          </table:table-cell>
          <table:table-cell office:value-type="float" office:value="241" table:style-name="ce1">
            <text:p>241</text:p>
          </table:table-cell>
          <table:table-cell office:value-type="float" office:value="412" table:style-name="ce1">
            <text:p>412</text:p>
          </table:table-cell>
          <table:table-cell office:value-type="float" office:value="-1" table:style-name="ce1">
            <text:p>-1</text:p>
          </table:table-cell>
          <table:table-cell office:value-type="float" office:value="187637" table:style-name="ce1">
            <text:p>1876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3" table:style-name="ce1">
            <text:p>6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91" table:style-name="ce1">
            <text:p>-391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-187638" table:style-name="ce1">
            <text:p>-187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6" table:style-name="ce1">
            <text:p>3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2" table:style-name="ce1">
            <text:p>892</text:p>
          </table:table-cell>
          <table:table-cell office:value-type="float" office:value="0" table:style-name="ce1">
            <text:p>0</text:p>
          </table:table-cell>
          <table:table-cell office:value-type="float" office:value="5756" table:style-name="ce1">
            <text:p>575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6" table:style-name="ce1">
            <text:p>6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92" table:style-name="ce1">
            <text:p>-792</text:p>
          </table:table-cell>
          <table:table-cell office:value-type="float" office:value="0" table:style-name="ce1">
            <text:p>0</text:p>
          </table:table-cell>
          <table:table-cell office:value-type="float" office:value="-4972" table:style-name="ce1">
            <text:p>-49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-336" table:style-name="ce1">
            <text:p>-3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14M51.000S" table:style-name="ce9">
            <text:p>10:14:5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14M51.000S" table:style-name="ce10">
            <text:p>10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15M21.000S" table:style-name="ce9">
            <text:p>10:15:2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15M21.000S" table:style-name="ce10">
            <text:p>10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15M51.000S" table:style-name="ce9">
            <text:p>10:15:5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15M51.000S" table:style-name="ce10">
            <text:p>10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16M21.000S" table:style-name="ce9">
            <text:p>10:16:2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16M21.000S" table:style-name="ce10">
            <text:p>10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16M51.000S" table:style-name="ce9">
            <text:p>10:16:51</text:p>
          </table:table-cell>
          <table:table-cell office:value-type="date" office:date-value="2012-04-06T00:00:00" table:style-name="ce3">
            <text:p>06-Apr-12</text:p>
          </table:table-cell>
          <table:table-cell office:value-type="time" office:time-value="PT984130H16M51.000S" table:style-name="ce10">
            <text:p>10:16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0.4" table:style-name="ce1">
            <text:p>90.4</text:p>
          </table:table-cell>
          <table:table-cell office:value-type="float" office:value="8.6" table:style-name="ce1">
            <text:p>8.6</text:p>
          </table:table-cell>
          <table:table-cell table:number-columns-repeated="1637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1.7" table:style-name="ce1">
            <text:p>61.7</text:p>
          </table:table-cell>
          <table:table-cell office:value-type="float" office:value="9.6" table:style-name="ce1">
            <text:p>9.6</text:p>
          </table:table-cell>
          <table:table-cell office:value-type="float" office:value="1" table:style-name="ce1">
            <text:p>1</text:p>
          </table:table-cell>
          <table:table-cell office:value-type="float" office:value="27.6" table:style-name="ce1">
            <text:p>27.6</text:p>
          </table:table-cell>
          <table:table-cell office:value-type="float" office:value="71.3" table:style-name="ce1">
            <text:p>71.3</text:p>
          </table:table-cell>
          <table:table-cell table:number-columns-repeated="1637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14.8" table:style-name="ce1">
            <text:p>14.8</text:p>
          </table:table-cell>
          <table:table-cell office:value-type="float" office:value="85.2" table:style-name="ce1">
            <text:p>85.2</text:p>
          </table:table-cell>
          <table:table-cell table:number-columns-repeated="1637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6.8" table:style-name="ce1">
            <text:p>66.8</text:p>
          </table:table-cell>
          <table:table-cell office:value-type="float" office:value="15.7" table:style-name="ce1">
            <text:p>15.7</text:p>
          </table:table-cell>
          <table:table-cell office:value-type="float" office:value="0.1" table:style-name="ce1">
            <text:p>0.1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82.5" table:style-name="ce1">
            <text:p>82.5</text:p>
          </table:table-cell>
          <table:table-cell table:number-columns-repeated="1637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100000000000009" table:style-name="ce1">
            <text:p>7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179999999999993" table:style-name="ce1">
            <text:p>55.18</text:p>
          </table:table-cell>
          <table:table-cell office:value-type="float" office:value="10.16" table:style-name="ce1">
            <text:p>10.16</text:p>
          </table:table-cell>
          <table:table-cell office:value-type="float" office:value="0.42000000000000004" table:style-name="ce1">
            <text:p>0.42</text:p>
          </table:table-cell>
          <table:table-cell office:value-type="float" office:value="34.220000000000006" table:style-name="ce1">
            <text:p>34.22</text:p>
          </table:table-cell>
          <table:table-cell office:value-type="float" office:value="65.34" table:style-name="ce1">
            <text:p>65.3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7.2" table:style-name="ce1">
            <text:p>7.2</text:p>
          </table:table-cell>
          <table:table-cell office:value-type="float" office:value="1.3" table:style-name="ce1">
            <text:p>1.3</text:p>
          </table:table-cell>
          <table:table-cell office:value-type="float" office:value="1.6" table:style-name="ce1">
            <text:p>1.6</text:p>
          </table:table-cell>
          <table:table-cell office:value-type="float" office:value="89.9" table:style-name="ce1">
            <text:p>89.9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.3</text:p>
          </table:table-cell>
          <table:table-cell office:value-type="float" office:value="23.6" table:style-name="ce1">
            <text:p>23.6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77.7" table:style-name="ce1">
            <text:p>77.7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.6</text:p>
          </table:table-cell>
          <table:table-cell office:value-type="float" office:value="88.4" table:style-name="ce1">
            <text:p>88.4</text:p>
          </table:table-cell>
          <table:table-cell table:number-columns-repeated="1637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8.2" table:style-name="ce1">
            <text:p>68.2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82.3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79.599999999999994" table:style-name="ce1">
            <text:p>79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940000000000012" table:style-name="ce1">
            <text:p>57.94</text:p>
          </table:table-cell>
          <table:table-cell office:value-type="float" office:value="9.02" table:style-name="ce1">
            <text:p>9.02</text:p>
          </table:table-cell>
          <table:table-cell office:value-type="float" office:value="0.38" table:style-name="ce1">
            <text:p>0.38</text:p>
          </table:table-cell>
          <table:table-cell office:value-type="float" office:value="32.619999999999997" table:style-name="ce1">
            <text:p>32.62</text:p>
          </table:table-cell>
          <table:table-cell office:value-type="float" office:value="66.959999999999994" table:style-name="ce1">
            <text:p>66.9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93.7" table:style-name="ce1">
            <text:p>93.7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2.2" table:style-name="ce1">
            <text:p>62.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.4" table:style-name="ce1">
            <text:p>0.4</text:p>
          </table:table-cell>
          <table:table-cell office:value-type="float" office:value="28.7" table:style-name="ce1">
            <text:p>28.7</text:p>
          </table:table-cell>
          <table:table-cell office:value-type="float" office:value="70.900000000000006" table:style-name="ce1">
            <text:p>70.9</text:p>
          </table:table-cell>
          <table:table-cell table:number-columns-repeated="1637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80" table:style-name="ce1">
            <text:p>80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office:value-type="float" office:value="10.3" table:style-name="ce1">
            <text:p>10.3</text:p>
          </table:table-cell>
          <table:table-cell office:value-type="float" office:value="89.6" table:style-name="ce1">
            <text:p>89.6</text:p>
          </table:table-cell>
          <table:table-cell table:number-columns-repeated="1637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14.4" table:style-name="ce1">
            <text:p>14.4</text:p>
          </table:table-cell>
          <table:table-cell office:value-type="float" office:value="85.699999999999989" table:style-name="ce1">
            <text:p>85.7</text:p>
          </table:table-cell>
          <table:table-cell table:number-columns-repeated="1637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20.6" table:style-name="ce1">
            <text:p>20.6</text:p>
          </table:table-cell>
          <table:table-cell office:value-type="float" office:value="79.3" table:style-name="ce1">
            <text:p>79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6.379999999999995" table:style-name="ce1">
            <text:p>56.38</text:p>
          </table:table-cell>
          <table:table-cell office:value-type="float" office:value="9.8199999999999985" table:style-name="ce1">
            <text:p>9.82</text:p>
          </table:table-cell>
          <table:table-cell office:value-type="float" office:value="0.26" table:style-name="ce1">
            <text:p>0.26</text:p>
          </table:table-cell>
          <table:table-cell office:value-type="float" office:value="33.540000000000006" table:style-name="ce1">
            <text:p>33.54</text:p>
          </table:table-cell>
          <table:table-cell office:value-type="float" office:value="66.2" table:style-name="ce1">
            <text:p>66.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130H14M51.000S" table:style-name="ce9">
            <text:p>10:14:51</text:p>
          </table:table-cell>
          <table:table-cell office:value-type="float" office:value="7.2" table:style-name="ce1">
            <text:p>7.2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91.2" table:style-name="ce1">
            <text:p>91.2</text:p>
          </table:table-cell>
          <table:table-cell office:value-type="float" office:value="7.9" table:style-name="ce1">
            <text:p>7.9</text:p>
          </table:table-cell>
          <table:table-cell table:number-columns-repeated="16378"/>
        </table:table-row>
        <table:table-row table:style-name="ro1">
          <table:table-cell office:value-type="time" office:time-value="PT984130H15M21.000S" table:style-name="ce9">
            <text:p>10:15:21</text:p>
          </table:table-cell>
          <table:table-cell office:value-type="float" office:value="67.2" table:style-name="ce1">
            <text:p>67.2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.4</text:p>
          </table:table-cell>
          <table:table-cell office:value-type="float" office:value="23.4" table:style-name="ce1">
            <text:p>23.4</text:p>
          </table:table-cell>
          <table:table-cell office:value-type="float" office:value="76.2" table:style-name="ce1">
            <text:p>76.2</text:p>
          </table:table-cell>
          <table:table-cell table:number-columns-repeated="16378"/>
        </table:table-row>
        <table:table-row table:style-name="ro1">
          <table:table-cell office:value-type="time" office:time-value="PT984130H15M51.000S" table:style-name="ce9">
            <text:p>10:15:51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13.4" table:style-name="ce1">
            <text:p>13.4</text:p>
          </table:table-cell>
          <table:table-cell office:value-type="float" office:value="86.7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4130H16M21.000S" table:style-name="ce9">
            <text:p>10:16:21</text:p>
          </table:table-cell>
          <table:table-cell office:value-type="float" office:value="68.3" table:style-name="ce1">
            <text:p>68.3</text:p>
          </table:table-cell>
          <table:table-cell office:value-type="float" office:value="13.4" table:style-name="ce1">
            <text:p>13.4</text:p>
          </table:table-cell>
          <table:table-cell office:value-type="float" office:value="0.3" table:style-name="ce1">
            <text:p>0.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81.7" table:style-name="ce1">
            <text:p>81.7</text:p>
          </table:table-cell>
          <table:table-cell table:number-columns-repeated="16378"/>
        </table:table-row>
        <table:table-row table:style-name="ro1">
          <table:table-cell office:value-type="time" office:time-value="PT984130H16M51.000S" table:style-name="ce9">
            <text:p>10:16:51</text:p>
          </table:table-cell>
          <table:table-cell office:value-type="float" office:value="67.3" table:style-name="ce1">
            <text:p>67.3</text:p>
          </table:table-cell>
          <table:table-cell office:value-type="float" office:value="14.1" table:style-name="ce1">
            <text:p>14.1</text:p>
          </table:table-cell>
          <table:table-cell office:value-type="float" office:value="0.3" table:style-name="ce1">
            <text:p>0.3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81.399999999999991" table:style-name="ce1">
            <text:p>81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38000000000001" table:style-name="ce1">
            <text:p>57.38</text:p>
          </table:table-cell>
          <table:table-cell office:value-type="float" office:value="9.4" table:style-name="ce1">
            <text:p>9.4</text:p>
          </table:table-cell>
          <table:table-cell office:value-type="float" office:value="0.36000000000000004" table:style-name="ce1">
            <text:p>0.36</text:p>
          </table:table-cell>
          <table:table-cell office:value-type="float" office:value="32.9" table:style-name="ce1">
            <text:p>32.9</text:p>
          </table:table-cell>
          <table:table-cell office:value-type="float" office:value="66.78" table:style-name="ce1">
            <text:p>66.7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4-06T05:48:24Z</meta:creation-date>
    <dc:date>2012-04-06T05:48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4/6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